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02cm" svg:stroke-color="#00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ff00" draw:marker-start-width="0.352cm" draw:marker-end-width="0.352cm" draw:fill="solid" draw:fill-color="#00ff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8000"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svg:stroke-color="#ff00ff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ff00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svg:stroke-color="#c0c0c0"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svg:stroke-color="#808080" draw:textarea-horizontal-align="center" draw:textarea-vertical-align="middle"/>
    </style:style>
    <style:style style:name="gr14" style:family="graphic" style:parent-style-name="objectwithoutfill">
      <style:graphic-properties svg:stroke-width="0.152cm" svg:stroke-color="#0084d1" draw:marker-start-width="0.428cm" draw:marker-end-width="0.428cm" draw:fill="none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objectwithoutfill">
      <style:graphic-properties svg:stroke-width="0.127cm" svg:stroke-color="#e67814" draw:marker-start-width="0.39cm" draw:marker-end-width="0.39cm" draw:fill="none" draw:textarea-horizontal-align="center" draw:textarea-vertical-align="middle" fo:padding-top="0.188cm" fo:padding-bottom="0.188cm" fo:padding-left="0.313cm" fo:padding-right="0.313cm"/>
    </style:style>
    <style:style style:name="gr16" style:family="graphic" style:parent-style-name="objectwithoutfill">
      <style:graphic-properties svg:stroke-width="0.127cm" svg:stroke-color="#808000" draw:marker-start-width="0.39cm" draw:marker-end-width="0.39cm" draw:fill="none" draw:textarea-horizontal-align="center" draw:textarea-vertical-align="middle" fo:padding-top="0.188cm" fo:padding-bottom="0.188cm" fo:padding-left="0.313cm" fo:padding-right="0.313cm"/>
    </style:style>
    <style:style style:name="gr17" style:family="graphic" style:parent-style-name="objectwithoutfill">
      <style:graphic-properties svg:stroke-width="0.051cm" svg:stroke-color="#00ff00" draw:marker-start-width="0.275cm" draw:marker-end-width="0.275cm" draw:fill="none" draw:textarea-horizontal-align="center" draw:textarea-vertical-align="middle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7cm"/>
    </style:style>
    <style:style style:name="gr19" style:family="graphic" style:parent-style-name="objectwithoutfill">
      <style:graphic-properties svg:stroke-width="0.152cm" svg:stroke-color="#e6e64c" draw:marker-start-width="0.428cm" draw:marker-end-width="0.428cm" draw:fill="none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svg:stroke-width="0.051cm" svg:stroke-color="#ff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37cm"/>
    </style:style>
    <style:style style:name="gr22" style:family="graphic" style:parent-style-name="standard">
      <style:graphic-properties draw:stroke="none" svg:stroke-color="#e67814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color="#e6e64c" draw:fill="solid" draw:fill-color="#e6e64c" draw:textarea-horizontal-align="justify" draw:textarea-vertical-align="middle" draw:auto-grow-height="false"/>
    </style:style>
    <style:style style:name="gr27" style:family="graphic" style:parent-style-name="standard">
      <style:graphic-properties svg:stroke-color="#e6e64c" draw:fill="solid" draw:fill-color="#ff00ff" draw:textarea-horizontal-align="justify" draw:textarea-vertical-align="middle" draw:auto-grow-height="false"/>
    </style:style>
    <style:style style:name="gr28" style:family="graphic" style:parent-style-name="standard">
      <style:graphic-properties svg:stroke-color="#e6e64c" draw:fill="solid" draw:fill-color="#808019" draw:textarea-horizontal-align="justify" draw:textarea-vertical-align="middle" draw:auto-grow-height="false"/>
    </style:style>
    <style:style style:name="gr29" style:family="graphic" style:parent-style-name="standard">
      <style:graphic-properties svg:stroke-color="#e6e64c" draw:fill="solid" draw:fill-color="#0099ff" draw:textarea-horizontal-align="justify" draw:textarea-vertical-align="middle" draw:auto-grow-height="false"/>
    </style:style>
    <style:style style:name="gr30" style:family="graphic" style:parent-style-name="standard">
      <style:graphic-properties svg:stroke-color="#e6e64c" draw:fill="solid" draw:fill-color="#e67814" draw:textarea-horizontal-align="justify" draw:textarea-vertical-align="middle" draw:auto-grow-height="false"/>
    </style:style>
    <style:style style:name="gr31" style:family="graphic" style:parent-style-name="standard">
      <style:graphic-properties svg:stroke-color="#e6e64c" draw:fill="solid" draw:fill-color="#00ff00" draw:textarea-horizontal-align="justify" draw:textarea-vertical-align="middle" draw:auto-grow-height="false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23ff23"/>
    </style:style>
    <style:style style:name="P5" style:family="paragraph">
      <style:text-properties fo:color="#ff00ff"/>
    </style:style>
    <style:style style:name="P6" style:family="paragraph">
      <style:text-properties fo:color="#808019"/>
    </style:style>
    <style:style style:name="P7" style:family="paragraph">
      <style:text-properties fo:color="#e6e64c"/>
    </style:style>
    <style:style style:name="P8" style:family="paragraph">
      <style:text-properties fo:color="#ff950e"/>
    </style:style>
    <style:style style:name="P9" style:family="paragraph">
      <style:text-properties fo:color="#0099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3ff23"/>
    </style:style>
    <style:style style:name="T4" style:family="text">
      <style:text-properties fo:color="#ff00ff"/>
    </style:style>
    <style:style style:name="T5" style:family="text">
      <style:text-properties fo:color="#808019"/>
    </style:style>
    <style:style style:name="T6" style:family="text">
      <style:text-properties fo:color="#e6e64c"/>
    </style:style>
    <style:style style:name="T7" style:family="text">
      <style:text-properties fo:color="#ff950e"/>
    </style:style>
    <style:style style:name="T8" style:family="text">
      <style:text-properties fo:color="#0099ff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0" draw:style-name="dp1" draw:master-page-name="Default">
        <draw:custom-shape draw:style-name="gr1" draw:text-style-name="P1" draw:layer="layout" svg:width="4.445cm" svg:height="5.08cm" svg:x="4.175cm" svg:y="8.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45cm" svg:height="0.963cm" svg:x="1.001cm" svg:y="1cm">
          <draw:text-box>
            <text:p>Diagramo</text:p>
          </draw:text-box>
        </draw:frame>
        <draw:custom-shape draw:style-name="gr1" draw:text-style-name="P1" draw:id="id2" draw:layer="layout" svg:width="1.27cm" svg:height="1.27cm" svg:x="9.8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1.27cm" svg:height="1.27cm" svg:x="6.7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985cm" svg:y1="11.159cm" svg:x2="9.89cm" svg:y2="11.159cm" draw:start-shape="id1" draw:start-glue-point="10" draw:end-shape="id2" draw:end-glue-point="6" svg:d="m7985 11159h1905">
          <text:p/>
        </draw:connector>
        <draw:custom-shape draw:style-name="gr1" draw:text-style-name="P1" draw:layer="layout" svg:width="4.445cm" svg:height="5.08cm" svg:x="15.60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27cm" svg:height="1.27cm" svg:x="13.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1.27cm" svg:height="1.27cm" svg:x="16.24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97cm" svg:y1="11.16cm" svg:x2="16.24cm" svg:y2="11.16cm" draw:start-shape="id3" draw:start-glue-point="10" draw:end-shape="id4" draw:end-glue-point="6" svg:d="m14970 11160h1270">
          <text:p/>
        </draw:connector>
        <draw:connector draw:style-name="gr5" draw:text-style-name="P1" draw:layer="layout" draw:type="line" svg:x1="11.16cm" svg:y1="11.16cm" svg:x2="13.7cm" svg:y2="11.16cm" draw:start-shape="id2" draw:start-glue-point="10" draw:end-shape="id3" draw:end-glue-point="6" svg:d="m11160 11160h2540">
          <text:p/>
        </draw:connector>
        <draw:custom-shape draw:style-name="gr1" draw:text-style-name="P1" draw:layer="layout" svg:width="4.445cm" svg:height="5.08cm" svg:x="4.17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27cm" svg:height="1.27cm" svg:x="9.8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1.27cm" svg:height="1.27cm" svg:x="6.71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985cm" svg:y1="4.809cm" svg:x2="9.89cm" svg:y2="4.809cm" draw:start-shape="id5" draw:start-glue-point="10" draw:end-shape="id6" draw:end-glue-point="6" svg:d="m7985 4809h1905">
          <text:p/>
        </draw:connector>
        <draw:connector draw:style-name="gr6" draw:text-style-name="P1" draw:layer="layout" draw:type="line" svg:x1="10.524cm" svg:y1="5.445cm" svg:x2="10.524cm" svg:y2="10.525cm" draw:start-shape="id6" draw:start-glue-point="8" draw:end-shape="id2" draw:end-glue-point="4" svg:d="m10524 5445v5080">
          <text:p/>
        </draw:connector>
        <draw:custom-shape draw:style-name="gr1" draw:text-style-name="P1" draw:layer="layout" svg:width="4.445cm" svg:height="3.81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.27cm" svg:height="1.27cm" svg:x="9.8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1.27cm" svg:height="1.27cm" svg:x="9.89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524cm" svg:y1="14.335cm" svg:x2="10.524cm" svg:y2="15.605cm" draw:start-shape="id7" draw:start-glue-point="8" draw:end-shape="id8" draw:end-glue-point="4" svg:d="m10524 14335v1270">
          <text:p/>
        </draw:connector>
        <draw:connector draw:style-name="gr5" draw:text-style-name="P1" draw:layer="layout" draw:type="line" svg:x1="10.524cm" svg:y1="11.795cm" svg:x2="10.524cm" svg:y2="13.065cm" draw:start-shape="id2" draw:start-glue-point="8" draw:end-shape="id7" draw:end-glue-point="4" svg:d="m10524 11795v1270">
          <text:p/>
        </draw:connector>
        <draw:frame draw:style-name="gr2" draw:layer="layout" svg:width="11.136cm" svg:height="0.963cm" svg:x="13.359cm" svg:y="4.483cm">
          <draw:text-box>
            <text:p>Jagged connectors (no turning points)</text:p>
          </draw:text-box>
        </draw:frame>
        <draw:line draw:style-name="gr4" draw:text-style-name="P1" draw:layer="layout" svg:x1="10.525cm" svg:y1="7.35cm" svg:x2="13.7cm" svg:y2="5.445cm">
          <text:p/>
        </draw:line>
        <draw:line draw:style-name="gr4" draw:text-style-name="P1" draw:layer="layout" svg:x1="10.525cm" svg:y1="12.43cm" svg:x2="13.7cm" svg:y2="5.445cm">
          <text:p/>
        </draw:line>
        <draw:line draw:style-name="gr4" draw:text-style-name="P1" draw:layer="layout" svg:x1="13.065cm" svg:y1="11.16cm" svg:x2="13.7cm" svg:y2="5.445cm">
          <text:p/>
        </draw:line>
        <draw:frame draw:style-name="gr2" draw:layer="layout" svg:width="9.375cm" svg:height="0.963cm" svg:x="14.629cm" svg:y="1.308cm">
          <draw:text-box>
            <text:p>Jagged connector – S0 solution</text:p>
          </draw:text-box>
        </draw:frame>
        <draw:connector draw:style-name="gr7" draw:text-style-name="P2" draw:layer="layout" draw:type="curve" draw:line-skew="1.212cm" svg:x1="7.985cm" svg:y1="4.81cm" svg:x2="7.985cm" svg:y2="11.16cm" draw:start-shape="id5" draw:start-glue-point="10" draw:end-shape="id1" draw:end-glue-point="10" svg:d="m7985 4810c2569 0 2569 6350 0 6350">
          <text:p text:style-name="P2"><text:span text:style-name="T1">s0_0</text:span></text:p>
        </draw:connector>
        <draw:connector draw:style-name="gr7" draw:text-style-name="P2" draw:layer="layout" draw:type="curve" svg:x1="7.985cm" svg:y1="4.81cm" svg:x2="13.7cm" svg:y2="11.16cm" draw:start-shape="id5" draw:start-glue-point="10" svg:d="m7985 4810c4662 0 1805 6350 5715 6350">
          <text:p text:style-name="P2"><text:span text:style-name="T1">s0_1</text:span></text:p>
        </draw:connector>
        <draw:connector draw:style-name="gr7" draw:text-style-name="P2" draw:layer="layout" draw:type="curve" svg:x1="7.985cm" svg:y1="11.16cm" svg:x2="13.7cm" svg:y2="11.16cm" draw:start-shape="id1" draw:start-glue-point="10" svg:d="m7985 11160h5715">
          <text:p text:style-name="P1"><text:span text:style-name="T1">s0_2</text:span></text:p>
        </draw:connector>
        <draw:connector draw:style-name="gr7" draw:text-style-name="P2" draw:layer="layout" draw:type="curve" svg:x1="10.525cm" svg:y1="15.605cm" svg:x2="16.24cm" svg:y2="11.16cm" draw:start-shape="id8" draw:start-glue-point="4" draw:end-shape="id4" draw:end-glue-point="6" svg:d="m10525 15605c0-2964 1905-4445 5715-4445">
          <text:p text:style-name="P1"><text:span text:style-name="T1">s0_3</text:span></text:p>
        </draw:connector>
      </draw:page>
      <draw:page draw:name="S1" draw:style-name="dp1" draw:master-page-name="Default">
        <draw:frame draw:style-name="gr2" draw:layer="layout" svg:width="3.245cm" svg:height="0.963cm" svg:x="1.001cm" svg:y="1cm">
          <draw:text-box>
            <text:p>Diagramo</text:p>
          </draw:text-box>
        </draw:frame>
        <draw:frame draw:style-name="gr2" draw:layer="layout" svg:width="9.375cm" svg:height="0.963cm" svg:x="4.326cm" svg:y="1cm">
          <draw:text-box>
            <text:p>Jagged connector – S1 solution</text:p>
          </draw:text-box>
        </draw:frame>
        <draw:g>
          <draw:custom-shape draw:style-name="gr1" draw:text-style-name="P1" draw:layer="layout" svg:width="4.445cm" svg:height="5.08cm" svg:x="13.065cm" svg:y="6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id="id9" draw:layer="layout" svg:width="1.27cm" svg:height="1.27cm" svg:x="11.16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id="id10" draw:layer="layout" svg:width="1.27cm" svg:height="1.27cm" svg:x="13.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2.43cm" svg:y1="8.619cm" svg:x2="13.7cm" svg:y2="8.619cm" draw:start-shape="id9" draw:start-glue-point="10" draw:end-shape="id10" draw:end-glue-point="6" svg:d="m12430 8619h1270">
            <text:p/>
          </draw:connector>
        </draw:g>
        <draw:custom-shape draw:style-name="gr1" draw:text-style-name="P1" draw:layer="layout" svg:width="4.445cm" svg:height="5.08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1.27cm" svg:height="1.27cm" svg:x="7.98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1" draw:layer="layout" svg:width="1.27cm" svg:height="1.27cm" svg:x="4.8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08cm" svg:y1="4.809cm" svg:x2="7.985cm" svg:y2="4.809cm" draw:start-shape="id11" draw:start-glue-point="10" draw:end-shape="id12" draw:end-glue-point="6" svg:d="m6080 4809h1905">
          <text:p/>
        </draw:connector>
        <draw:polyline draw:style-name="gr8" draw:text-style-name="P1" draw:layer="layout" svg:width="3.174cm" svg:height="2.539cm" draw:transform="rotate (-1.57079632679579) translate (11.1599999999917cm 5.44499999999323cm)" svg:viewBox="0 0 3175 2540" draw:points="0,-19780 3175,-19780 3175,-22320">
          <text:p/>
        </draw:polyline>
        <draw:custom-shape draw:style-name="gr9" draw:text-style-name="P1" draw:layer="layout" svg:width="0.635cm" svg:height="0.635cm" svg:x="8.32cm" svg:y="8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1" draw:layer="layout" svg:width="2.539cm" svg:height="3.174cm" svg:x="9.255cm" svg:y="4.81cm" svg:viewBox="0 0 2540 3175" draw:points="0,0 2540,0 2540,3175">
          <text:p/>
        </draw:polyline>
        <draw:custom-shape draw:style-name="gr11" draw:text-style-name="P1" draw:layer="layout" svg:width="0.635cm" svg:height="0.635cm" svg:x="11.495cm" svg:y="4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389cm" svg:height="0.963cm" svg:x="13.7cm" svg:y="3.213cm">
          <draw:text-box>
            <text:p>More than one solution here</text:p>
          </draw:text-box>
        </draw:frame>
        <draw:line draw:style-name="gr12" draw:text-style-name="P1" draw:layer="layout" svg:x1="8.62cm" svg:y1="8.62cm" svg:x2="14.335cm" svg:y2="4.175cm">
          <text:p/>
        </draw:line>
        <draw:line draw:style-name="gr12" draw:text-style-name="P1" draw:layer="layout" svg:x1="11.795cm" svg:y1="4.81cm" svg:x2="14.335cm" svg:y2="4.175cm">
          <text:p/>
        </draw:line>
        <draw:frame draw:style-name="gr2" draw:text-style-name="P3" draw:layer="layout" svg:width="1.594cm" svg:height="0.806cm" svg:x="7.661cm" svg:y="3.369cm">
          <draw:text-box>
            <text:p><text:span text:style-name="T2">(x, y)</text:span></text:p>
          </draw:text-box>
        </draw:frame>
        <draw:frame draw:style-name="gr2" draw:text-style-name="P3" draw:layer="layout" svg:width="1.522cm" svg:height="0.806cm" svg:x="10.908cm" svg:y="9.255cm">
          <draw:text-box>
            <text:p><text:span text:style-name="T2">(a,b)</text:span></text:p>
          </draw:text-box>
        </draw:frame>
        <draw:frame draw:style-name="gr2" draw:text-style-name="P3" draw:layer="layout" svg:width="1.628cm" svg:height="0.806cm" svg:x="11.16cm" svg:y="3.54cm">
          <draw:text-box>
            <text:p><text:span text:style-name="T2">(a, y)</text:span></text:p>
          </draw:text-box>
        </draw:frame>
        <draw:frame draw:style-name="gr2" draw:text-style-name="P3" draw:layer="layout" svg:width="1.488cm" svg:height="0.806cm" svg:x="7.985cm" svg:y="9.084cm">
          <draw:text-box>
            <text:p><text:span text:style-name="T2">(x,b)</text:span></text:p>
          </draw:text-box>
        </draw:frame>
        <draw:custom-shape draw:style-name="gr1" draw:text-style-name="P1" draw:layer="layout" svg:width="4.445cm" svg:height="5.08cm" svg:x="2.27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1.27cm" svg:height="1.27cm" svg:x="7.98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3" draw:layer="layout" svg:width="1.27cm" svg:height="1.27cm" svg:x="4.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08cm" svg:y1="13.699cm" svg:x2="7.985cm" svg:y2="13.699cm" draw:start-shape="id13" draw:start-glue-point="10" draw:end-shape="id14" draw:end-glue-point="6" svg:d="m6080 13699h1905">
          <text:p/>
        </draw:connector>
        <draw:custom-shape draw:style-name="gr1" draw:text-style-name="P1" draw:layer="layout" svg:width="4.445cm" svg:height="3.81cm" svg:x="11.795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1.27cm" svg:height="1.27cm" svg:x="13.06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6" draw:layer="layout" svg:width="1.27cm" svg:height="1.27cm" svg:x="13.065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699cm" svg:y1="16.24cm" svg:x2="13.699cm" svg:y2="17.51cm" draw:start-shape="id15" draw:start-glue-point="8" draw:end-shape="id16" draw:end-glue-point="4" svg:d="m13699 16240v1270">
          <text:p/>
        </draw:connector>
        <draw:polyline draw:style-name="gr10" draw:text-style-name="P1" draw:layer="layout" svg:width="4.444cm" svg:height="1.269cm" svg:x="9.255cm" svg:y="13.7cm" svg:viewBox="0 0 4445 1270" draw:points="0,0 4445,0 4445,1270">
          <text:p/>
        </draw:polyline>
        <draw:polyline draw:style-name="gr8" draw:text-style-name="P1" draw:layer="layout" svg:width="1.269cm" svg:height="4.444cm" draw:transform="rotate (-1.57079632679579) translate (13.0649999999969cm 14.3349999999895cm)" svg:viewBox="0 0 1270 4445" draw:points="0,-21685 1270,-21685 1270,-26130">
          <text:p/>
        </draw:polyline>
        <draw:custom-shape draw:style-name="gr11" draw:text-style-name="P1" draw:layer="layout" svg:width="0.635cm" svg:height="0.635cm" svg:x="13.4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8.42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94cm" svg:height="0.806cm" svg:x="7.661cm" svg:y="12.259cm">
          <draw:text-box>
            <text:p><text:span text:style-name="T2">(x, y)</text:span></text:p>
          </draw:text-box>
        </draw:frame>
        <draw:frame draw:style-name="gr2" draw:text-style-name="P3" draw:layer="layout" svg:width="1.522cm" svg:height="0.806cm" svg:x="14.335cm" svg:y="15.434cm">
          <draw:text-box>
            <text:p><text:span text:style-name="T2">(a,b)</text:span></text:p>
          </draw:text-box>
        </draw:frame>
        <draw:frame draw:style-name="gr2" draw:text-style-name="P3" draw:layer="layout" svg:width="1.628cm" svg:height="0.806cm" svg:x="13.065cm" svg:y="12.259cm">
          <draw:text-box>
            <text:p><text:span text:style-name="T2">(a, y)</text:span></text:p>
          </draw:text-box>
        </draw:frame>
        <draw:frame draw:style-name="gr2" draw:text-style-name="P3" draw:layer="layout" svg:width="1.488cm" svg:height="0.806cm" svg:x="7.985cm" svg:y="16.069cm">
          <draw:text-box>
            <text:p><text:span text:style-name="T2">(x,b)</text:span></text:p>
          </draw:text-box>
        </draw:frame>
        <draw:frame draw:style-name="gr2" draw:text-style-name="P3" draw:layer="layout" svg:width="10.836cm" svg:height="1.916cm" svg:x="15.973cm" svg:y="13.054cm">
          <draw:text-box>
            <text:p><text:span text:style-name="T2">Here we have 2 solutions. Pick the solution</text:span></text:p>
            <text:p><text:span text:style-name="T2">with smaller number or right angles (try to keep</text:span></text:p>
            <text:p><text:span text:style-name="T2">the connector as straight as possible) </text:span></text:p>
          </draw:text-box>
        </draw:frame>
        <draw:line draw:style-name="gr4" draw:text-style-name="P1" draw:layer="layout" svg:x1="13.7cm" svg:y1="14.335cm" svg:x2="16.24cm" svg:y2="13.7cm">
          <text:p/>
        </draw:line>
        <draw:frame draw:style-name="gr2" draw:layer="layout" svg:width="3.182cm" svg:height="0.963cm" svg:x="3.54cm" svg:y="3.212cm">
          <draw:text-box>
            <text:p>startPoint</text:p>
          </draw:text-box>
        </draw:frame>
        <draw:frame draw:style-name="gr2" draw:layer="layout" svg:width="4.236cm" svg:height="0.963cm" svg:x="7.35cm" svg:y="5.445cm">
          <draw:text-box>
            <text:p>startExitPoint</text:p>
          </draw:text-box>
        </draw:frame>
        <draw:frame draw:style-name="gr2" draw:layer="layout" svg:width="4.054cm" svg:height="0.963cm" svg:x="9.89cm" svg:y="9.89cm">
          <draw:text-box>
            <text:p>endExitPoint</text:p>
          </draw:text-box>
        </draw:frame>
        <draw:frame draw:style-name="gr2" draw:layer="layout" svg:width="3cm" svg:height="0.963cm" svg:x="13.058cm" svg:y="7.022cm">
          <draw:text-box>
            <text:p>endPoint</text:p>
          </draw:text-box>
        </draw:frame>
        <draw:frame draw:style-name="gr2" draw:layer="layout" svg:width="1.874cm" svg:height="0.963cm" svg:x="11.191cm" svg:y="2.577cm">
          <draw:text-box>
            <text:p>s1_1</text:p>
          </draw:text-box>
        </draw:frame>
        <draw:frame draw:style-name="gr2" draw:layer="layout" svg:width="1.979cm" svg:height="0.963cm" svg:x="6.355cm" svg:y="9.066cm">
          <draw:text-box>
            <text:p>S1_2</text:p>
          </draw:text-box>
        </draw:frame>
      </draw:page>
      <draw:page draw:name="S2" draw:style-name="dp1" draw:master-page-name="Default">
        <draw:line draw:style-name="gr13" draw:text-style-name="P1" draw:layer="layout" svg:x1="19.415cm" svg:y1="17.775cm" svg:x2="23.86cm" svg:y2="20.315cm">
          <text:p/>
        </draw:line>
        <draw:line draw:style-name="gr13" draw:text-style-name="P1" draw:layer="layout" svg:x1="2.905cm" svg:y1="3.805cm" svg:x2="6.08cm" svg:y2="6.98cm">
          <text:p/>
        </draw:line>
        <draw:polyline draw:style-name="gr14" draw:text-style-name="P1" draw:layer="layout" svg:width="12.699cm" svg:height="13.334cm" draw:transform="rotate (-1.57079632679579) translate (19.414999999968cm 7.61499999996048cm)" svg:viewBox="0 0 12700 13335" draw:points="0,-25495 12700,-25495 12700,-38830 10795,-38830">
          <text:p/>
        </draw:polyline>
        <draw:polyline draw:style-name="gr15" draw:text-style-name="P1" draw:layer="layout" svg:width="15.874cm" svg:height="10.794cm" draw:transform="rotate (3.1415926535892) translate (18.78cm 17.775cm)" svg:viewBox="0 0 15875 10795" draw:points="13335,-24755 15875,-24755 15875,-35550 0,-35550">
          <text:p/>
        </draw:polyline>
        <draw:custom-shape draw:style-name="gr1" draw:text-style-name="P1" draw:layer="layout" svg:width="1.27cm" svg:height="1.27cm" svg:x="5.445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8.78cm" svg:y="1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68cm" svg:height="0.963cm" svg:x="13.065cm" svg:y="9.828cm">
          <draw:text-box>
            <text:p><text:span text:style-name="T3">I</text:span></text:p>
          </draw:text-box>
        </draw:frame>
        <draw:frame draw:style-name="gr2" draw:text-style-name="P5" draw:layer="layout" svg:width="0.858cm" svg:height="0.963cm" svg:x="9.255cm" svg:y="12.695cm">
          <draw:text-box>
            <text:p><text:span text:style-name="T4">II</text:span></text:p>
          </draw:text-box>
        </draw:frame>
        <draw:polyline draw:style-name="gr16" draw:text-style-name="P1" draw:layer="layout" svg:width="15.974cm" svg:height="10.794cm" svg:x="6.715cm" svg:y="6.98cm" svg:viewBox="0 0 15975 10795" draw:points="0,0 15975,0 15975,10795 13419,10795">
          <text:p/>
        </draw:polyline>
        <draw:polyline draw:style-name="gr17" draw:text-style-name="P1" draw:layer="layout" svg:width="12.064cm" svg:height="10.794cm" svg:x="6.715cm" svg:y="6.98cm" svg:viewBox="0 0 12065 10795" draw:points="0,0 6350,0 6350,10795 12065,10795">
          <text:p/>
        </draw:polyline>
        <draw:frame draw:style-name="gr18" draw:text-style-name="P6" draw:layer="layout" svg:width="1.035cm" svg:height="0.963cm" svg:x="21.32cm" svg:y="5.71cm">
          <draw:text-box>
            <text:p><text:span text:style-name="T5">III</text:span></text:p>
          </draw:text-box>
        </draw:frame>
        <draw:polyline draw:style-name="gr19" draw:text-style-name="P1" draw:layer="layout" svg:width="12.699cm" svg:height="13.334cm" draw:transform="rotate (1.5707963267946) translate (6.08000000008647cm 17.1400000001067cm)" svg:viewBox="0 0 12700 13335" draw:points="10795,12160 12700,12160 12700,25495 0,25495">
          <text:p/>
        </draw:polyline>
        <draw:polyline draw:style-name="gr20" draw:text-style-name="P1" draw:layer="layout" svg:width="9.524cm" svg:height="13.334cm" draw:transform="rotate (-1.57079632679579) translate (19.414999999985cm 7.61499999996048cm)" svg:viewBox="0 0 9525 13335" draw:points="0,-25495 5080,-25495 5080,-38830 9525,-38830">
          <text:p/>
        </draw:polyline>
        <draw:frame draw:style-name="gr21" draw:text-style-name="P7" draw:layer="layout" svg:width="1.905cm" svg:height="0.963cm" svg:x="9.255cm" svg:y="3.478cm">
          <draw:text-box>
            <text:p><text:span text:style-name="T6">IV</text:span></text:p>
          </draw:text-box>
        </draw:frame>
        <draw:frame draw:style-name="gr22" draw:text-style-name="P8" draw:layer="layout" svg:width="0.925cm" svg:height="0.963cm" svg:x="1.98cm" svg:y="13.965cm">
          <draw:text-box>
            <text:p><text:span text:style-name="T7">V</text:span></text:p>
          </draw:text-box>
        </draw:frame>
        <draw:frame draw:style-name="gr2" draw:text-style-name="P9" draw:layer="layout" svg:width="1.103cm" svg:height="0.963cm" svg:x="11.16cm" svg:y="20.315cm">
          <draw:text-box>
            <text:p><text:span text:style-name="T8">VI</text:span></text:p>
          </draw:text-box>
        </draw:frame>
        <draw:frame draw:style-name="gr2" draw:text-style-name="P3" draw:layer="layout" svg:width="1.594cm" svg:height="0.806cm" svg:x="6.182cm" svg:y="5.71cm">
          <draw:text-box>
            <text:p><text:span text:style-name="T2">(x, y)</text:span></text:p>
          </draw:text-box>
        </draw:frame>
        <draw:frame draw:style-name="gr2" draw:text-style-name="P3" draw:layer="layout" svg:width="1.522cm" svg:height="0.806cm" svg:x="19.55cm" svg:y="16.505cm">
          <draw:text-box>
            <text:p><text:span text:style-name="T2">(a,b)</text:span></text:p>
          </draw:text-box>
        </draw:frame>
        <draw:frame draw:style-name="gr23" draw:layer="layout" svg:width="1.876cm" svg:height="1.002cm" svg:x="13.065cm" svg:y="5.9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layer="layout" svg:width="1.838cm" svg:height="1.002cm" svg:x="13.094cm" svg:y="16.5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1.872cm" svg:height="1.002cm" svg:x="6.109cm" svg:y="11.6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layer="layout" svg:width="1.872cm" svg:height="1.002cm" svg:x="17.51cm" svg:y="11.4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2.466cm" svg:height="0.806cm" svg:x="22.59cm" svg:y="6.174cm">
          <draw:text-box>
            <text:p><text:span text:style-name="T2">(a+20, y)</text:span></text:p>
          </draw:text-box>
        </draw:frame>
        <draw:frame draw:style-name="gr2" draw:text-style-name="P3" draw:layer="layout" svg:width="2.5cm" svg:height="0.806cm" svg:x="22.664cm" svg:y="17.604cm">
          <draw:text-box>
            <text:p><text:span text:style-name="T2">(a+20, b)</text:span></text:p>
          </draw:text-box>
        </draw:frame>
        <draw:frame draw:style-name="gr2" draw:text-style-name="P3" draw:layer="layout" svg:width="2.5cm" svg:height="0.806cm" svg:x="19.415cm" svg:y="19.68cm">
          <draw:text-box>
            <text:p><text:span text:style-name="T2">(a, b+20)</text:span></text:p>
          </draw:text-box>
        </draw:frame>
        <draw:frame draw:style-name="gr24" draw:text-style-name="P3" draw:layer="layout" svg:width="2.466cm" svg:height="0.806cm" svg:x="3.54cm" svg:y="20.144cm">
          <draw:text-box>
            <text:p><text:span text:style-name="T2">(x, b+20)</text:span></text:p>
          </draw:text-box>
        </draw:frame>
        <draw:frame draw:style-name="gr2" draw:text-style-name="P3" draw:layer="layout" svg:width="2.31cm" svg:height="0.806cm" svg:x="1.211cm" svg:y="5.874cm">
          <draw:text-box>
            <text:p><text:span text:style-name="T2">(x-20, y)</text:span></text:p>
          </draw:text-box>
        </draw:frame>
        <draw:frame draw:style-name="gr2" draw:text-style-name="P3" draw:layer="layout" svg:width="2.344cm" svg:height="0.806cm" svg:x="1.23cm" svg:y="17.775cm">
          <draw:text-box>
            <text:p><text:span text:style-name="T2">(x-20, b)</text:span></text:p>
          </draw:text-box>
        </draw:frame>
        <draw:custom-shape draw:style-name="gr3" draw:text-style-name="P1" draw:layer="layout" svg:width="1.27cm" svg:height="1.27cm" svg:x="2.27cm" svg:y="3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23.225cm" svg:y="19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13.469cm" svg:height="2.144cm" svg:x="13.695cm" svg:y="1.2cm">
          <draw:text-box>
            <text:p><text:span text:style-name="T9">The 6 possible ways to create a jagged connector</text:span></text:p>
            <text:p><text:span text:style-name="T9">with 6 points (2 <text:s text:c="5"/>glued on figure, 2 <text:s text:c="5"/>for exit and </text:span></text:p>
            <text:p><text:span text:style-name="T9">2 turning points)</text:span></text:p>
          </draw:text-box>
        </draw:frame>
        <draw:custom-shape draw:style-name="gr26" draw:text-style-name="P1" draw:layer="layout" svg:width="0.635cm" svg:height="0.635cm" svg:x="19.115cm" svg:y="4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635cm" svg:height="0.635cm" svg:x="5.78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35cm" svg:height="0.635cm" svg:x="19.08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35cm" svg:height="0.635cm" svg:x="22.29cm" svg:y="17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015cm" svg:y="19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5.78cm" svg:y="1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35cm" svg:height="0.635cm" svg:x="22.29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635cm" svg:height="0.635cm" svg:x="2.605cm" svg:y="17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635cm" svg:height="0.635cm" svg:x="2.705cm" svg:y="6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35cm" svg:height="0.635cm" svg:x="12.765cm" svg:y="17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35cm" svg:height="0.635cm" svg:x="5.78cm" svg:y="12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35cm" svg:height="0.635cm" svg:x="12.765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31cm" svg:height="0.806cm" svg:x="6.08cm" svg:y="3.17cm">
          <draw:text-box>
            <text:p><text:span text:style-name="T2">(x, y-20)</text:span></text:p>
          </draw:text-box>
        </draw:frame>
        <draw:frame draw:style-name="gr2" draw:text-style-name="P3" draw:layer="layout" svg:width="2.344cm" svg:height="0.806cm" svg:x="19.726cm" svg:y="3.805cm">
          <draw:text-box>
            <text:p><text:span text:style-name="T2">(a, y-20)</text:span></text:p>
          </draw:text-box>
        </draw:frame>
        <draw:frame draw:style-name="gr2" draw:layer="layout" svg:width="3.245cm" svg:height="0.963cm" svg:x="1cm" svg:y="1cm">
          <draw:text-box>
            <text:p>Diagramo</text:p>
          </draw:text-box>
        </draw:frame>
        <draw:custom-shape draw:style-name="gr3" draw:text-style-name="P1" draw:layer="layout" svg:width="0.635cm" svg:height="0.635cm" svg:x="17.94cm" svg:y="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4cm" svg:height="0.635cm" svg:x="23.22cm" svg:y="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9.375cm" svg:height="0.963cm" svg:x="4.325cm" svg:y="1cm">
          <draw:text-box>
            <text:p>Jagged connector – S2 solution</text:p>
          </draw:text-box>
        </draw:frame>
        <draw:frame draw:style-name="gr2" draw:text-style-name="P11" draw:layer="layout" svg:width="4.875cm" svg:height="2.147cm" svg:x="22.16cm" svg:y="3.772cm">
          <draw:text-box>
            <text:p><text:span text:style-name="T10">Maybe use a delta</text:span></text:p>
            <text:p><text:span text:style-name="T10">Instead so we can</text:span></text:p>
            <text:p><text:span text:style-name="T10">Escape from any figure</text:span></text:p>
            <text:p><text:span text:style-name="T10">Ex: (x, y-delta)</text:span></text:p>
          </draw:text-box>
        </draw:frame>
        <draw:line draw:style-name="gr32" draw:text-style-name="P1" draw:layer="layout" svg:x1="22.59cm" svg:y1="4.81cm" svg:x2="21.32cm" svg:y2="4.175cm">
          <text:p/>
        </draw:line>
        <draw:line draw:style-name="gr32" draw:text-style-name="P1" draw:layer="layout" svg:x1="22.59cm" svg:y1="4.81cm" svg:x2="7.985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2.0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0-07-22T09:36:40</meta:creation-date>
    <dc:date>2011-12-12T15:41:31.49</dc:date>
    <meta:editing-duration>PT05H12M07S</meta:editing-duration>
    <meta:editing-cycles>80</meta:editing-cycles>
    <meta:generator>OpenOffice.org/3.2$Win32 OpenOffice.org_project/320m18$Build-9502</meta:generator>
    <meta:document-statistic meta:object-count="12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frac>
          <math:mrow>
            <math:mi>x</math:mi>
            <math:mo math:stretchy="false">+</math:mo>
            <math:mi>a</math:mi>
          </math:mrow>
          <math:mn>2</math:mn>
        </math:mfrac>
        <math:mi>,</math:mi>
        <math:mi>y</math:mi>
      </math:mrow>
      <math:mo math:stretchy="false">)</math:mo>
    </math:mrow>
    <math:annotation math:encoding="StarMath 5.0">({x+a} over {2}, y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frac>
          <math:mrow>
            <math:mi>x</math:mi>
            <math:mo math:stretchy="false">+</math:mo>
            <math:mi>a</math:mi>
          </math:mrow>
          <math:mn>2</math:mn>
        </math:mfrac>
        <math:mi>,</math:mi>
        <math:mi>b</math:mi>
      </math:mrow>
      <math:mo math:stretchy="false">)</math:mo>
    </math:mrow>
    <math:annotation math:encoding="StarMath 5.0">({x+a} over {2}, b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,</math:mi>
        <math:mfrac>
          <math:mrow>
            <math:mi>y</math:mi>
            <math:mo math:stretchy="false">+</math:mo>
            <math:mi>b</math:mi>
          </math:mrow>
          <math:mn>2</math:mn>
        </math:mfrac>
      </math:mrow>
      <math:mo math:stretchy="false">)</math:mo>
    </math:mrow>
    <math:annotation math:encoding="StarMath 5.0">(x, {y + b} over {2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a</math:mi>
        <math:mi>,</math:mi>
        <math:mfrac>
          <math:mrow>
            <math:mi>y</math:mi>
            <math:mo math:stretchy="false">+</math:mo>
            <math:mi>b</math:mi>
          </math:mrow>
          <math:mn>2</math:mn>
        </math:mfrac>
      </math:mrow>
      <math:mo math:stretchy="false">)</math:mo>
    </math:mrow>
    <math:annotation math:encoding="StarMath 5.0">(a, {y + b} over {2})</math:annotation>
  </math:semantics>
</math:math>
</file>